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, 'Helvetica Neue', Helvetica, Arial, sans-serif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be6f" officeooo:paragraph-rsid="000abe6f"/>
    </style:style>
    <style:style style:name="P2" style:family="paragraph" style:parent-style-name="Standard">
      <style:text-properties fo:language="en" fo:country="US" officeooo:rsid="000d8d8d" officeooo:paragraph-rsid="000d8d8d"/>
    </style:style>
    <style:style style:name="P3" style:family="paragraph" style:parent-style-name="Standard">
      <style:text-properties fo:language="en" fo:country="US" officeooo:rsid="000f1752" officeooo:paragraph-rsid="000abe6f"/>
    </style:style>
    <style:style style:name="P4" style:family="paragraph" style:parent-style-name="Standard">
      <style:text-properties fo:language="en" fo:country="US" officeooo:rsid="000f1752" officeooo:paragraph-rsid="000f1752"/>
    </style:style>
    <style:style style:name="P5" style:family="paragraph" style:parent-style-name="Standard">
      <style:text-properties fo:language="en" fo:country="US" officeooo:rsid="000da159" officeooo:paragraph-rsid="000da159"/>
    </style:style>
    <style:style style:name="P6" style:family="paragraph" style:parent-style-name="Standard">
      <style:text-properties fo:language="ru" fo:country="RU" officeooo:rsid="000c565c" officeooo:paragraph-rsid="000c565c"/>
    </style:style>
    <style:style style:name="P7" style:family="paragraph" style:parent-style-name="Standard">
      <style:text-properties fo:language="ru" fo:country="RU" officeooo:rsid="000c565c" officeooo:paragraph-rsid="000d8d8d"/>
    </style:style>
    <style:style style:name="P8" style:family="paragraph" style:parent-style-name="Standard">
      <style:text-properties fo:language="ru" fo:country="RU" officeooo:rsid="000d8d8d" officeooo:paragraph-rsid="000d8d8d"/>
    </style:style>
    <style:style style:name="P9" style:family="paragraph" style:parent-style-name="Standard">
      <style:text-properties fo:language="ru" fo:country="RU" officeooo:rsid="000da159" officeooo:paragraph-rsid="000da159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weight="bold" officeooo:rsid="000c565c" officeooo:paragraph-rsid="000c565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ru" fo:country="RU" fo:font-weight="bold" officeooo:rsid="000f1752" officeooo:paragraph-rsid="000f1752" style:font-weight-asian="bold" style:font-weight-complex="bold"/>
    </style:style>
    <style:style style:name="P12" style:family="paragraph" style:parent-style-name="Standard">
      <style:text-properties fo:language="ru" fo:country="RU" officeooo:rsid="000f1752" officeooo:paragraph-rsid="000f1752"/>
    </style:style>
    <style:style style:name="P13" style:family="paragraph" style:parent-style-name="Standard">
      <style:text-properties fo:language="ru" fo:country="RU" officeooo:rsid="000f98cd" officeooo:paragraph-rsid="000f98cd"/>
    </style:style>
    <style:style style:name="P14" style:family="paragraph" style:parent-style-name="Standard">
      <style:text-properties fo:color="#c9211e" loext:opacity="100%" fo:language="ru" fo:country="RU" officeooo:rsid="000f98cd" officeooo:paragraph-rsid="000f98cd"/>
    </style:style>
    <style:style style:name="P15" style:family="paragraph" style:parent-style-name="Standard">
      <style:text-properties fo:color="#c9211e" loext:opacity="100%" fo:language="ru" fo:country="RU" officeooo:rsid="00115a45" officeooo:paragraph-rsid="00115a45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  <style:text-properties officeooo:paragraph-rsid="00127696"/>
    </style:style>
    <style:style style:name="P17" style:family="paragraph" style:parent-style-name="Standard">
      <style:text-properties fo:color="#000000" loext:opacity="100%" fo:language="en" fo:country="US" officeooo:rsid="000f98cd" officeooo:paragraph-rsid="000f98cd"/>
    </style:style>
    <style:style style:name="P18" style:family="paragraph" style:parent-style-name="Standard">
      <style:paragraph-properties fo:margin-top="0cm" fo:margin-bottom="0.282cm" style:contextual-spacing="false"/>
      <style:text-properties fo:color="#000000" loext:opacity="100%" fo:language="en" fo:country="US" officeooo:rsid="000f98cd" officeooo:paragraph-rsid="00127696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6pt" fo:language="en" fo:country="US" fo:font-weight="bold" officeooo:rsid="0011347c" officeooo:paragraph-rsid="0011347c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127696"/>
    </style:style>
    <style:style style:name="P21" style:family="paragraph" style:parent-style-name="Standard">
      <style:text-properties fo:color="#313131" loext:opacity="100%" style:font-name="Helvetica" officeooo:paragraph-rsid="00127696" fo:background-color="#ffffff" style:font-name-complex="Helvetica1"/>
    </style:style>
    <style:style style:name="P22" style:family="paragraph" style:parent-style-name="Standard">
      <style:text-properties fo:color="#313131" loext:opacity="100%" style:font-name="Helvetica" fo:language="ru" fo:country="RU" officeooo:paragraph-rsid="00127696" fo:background-color="#ffffff" style:font-name-complex="Helvetica1"/>
    </style:style>
    <style:style style:name="P23" style:family="paragraph" style:parent-style-name="Standard">
      <style:paragraph-properties fo:text-align="center" style:justify-single-word="false"/>
      <style:text-properties fo:color="#313131" loext:opacity="100%" style:font-name="Helvetica" fo:language="en" fo:country="US" fo:font-weight="bold" officeooo:paragraph-rsid="00127696" fo:background-color="#ffffff" style:font-weight-asian="bold" style:font-name-complex="Helvetica1" style:font-weight-complex="bold"/>
    </style:style>
    <style:style style:name="P24" style:family="paragraph" style:parent-style-name="Standard">
      <style:text-properties officeooo:paragraph-rsid="00127696"/>
    </style:style>
    <style:style style:name="P25" style:family="paragraph" style:parent-style-name="Text_20_body" style:list-style-name="WWNum3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officeooo:paragraph-rsid="00127696"/>
    </style:style>
    <style:style style:name="P26" style:family="paragraph" style:parent-style-name="Text_20_body" style:list-style-name="WWNum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officeooo:paragraph-rsid="00127696"/>
    </style:style>
    <style:style style:name="P27" style:family="paragraph" style:parent-style-name="Text_20_body" style:list-style-name="WWNum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officeooo:paragraph-rsid="00127696"/>
    </style:style>
    <style:style style:name="P28" style:family="paragraph" style:parent-style-name="Text_20_body" style:list-style-name="WWNum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officeooo:paragraph-rsid="00127696"/>
    </style:style>
    <style:style style:name="P29" style:family="paragraph" style:parent-style-name="Text_20_body" style:list-style-name="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officeooo:paragraph-rsid="00127696"/>
    </style:style>
    <style:style style:name="P30" style:family="paragraph" style:parent-style-name="Text_20_body" style:list-style-name="">
      <style:paragraph-properties fo:margin-left="0cm" fo:margin-right="0cm" fo:text-align="start" style:justify-single-word="false" fo:orphans="2" fo:widows="2" fo:text-indent="0cm" style:auto-text-indent="false"/>
      <style:text-properties officeooo:paragraph-rsid="00127696"/>
    </style:style>
    <style:style style:name="P31" style:family="paragraph" style:parent-style-name="Text_20_body">
      <style:text-properties officeooo:paragraph-rsid="00127696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8d8d"/>
    </style:style>
    <style:style style:name="T4" style:family="text">
      <style:text-properties fo:color="#c9211e" loext:opacity="100%"/>
    </style:style>
    <style:style style:name="T5" style:family="text">
      <style:text-properties officeooo:rsid="000d8d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color="#313131" loext:opacity="100%" style:font-name="Helvetica" fo:font-size="18pt" fo:language="ru" fo:country="RU" fo:font-weight="bold" fo:background-color="#ffffff" loext:char-shading-value="0" style:font-size-asian="18pt" style:font-weight-asian="bold" style:font-name-complex="Helvetica1" style:font-size-complex="18pt" style:font-weight-complex="bold"/>
    </style:style>
    <style:style style:name="T10" style:family="text">
      <style:text-properties fo:color="#313131" loext:opacity="100%" style:font-name="Helvetica" fo:language="ru" fo:country="RU" fo:background-color="#ffffff" loext:char-shading-value="0" style:font-name-complex="Helvetica1"/>
    </style:style>
    <style:style style:name="T11" style:family="text">
      <style:text-properties fo:color="#313131" loext:opacity="100%" style:font-name="Helvetica" fo:language="ru" fo:country="RU" officeooo:rsid="00127696" fo:background-color="#ffffff" loext:char-shading-value="0" style:font-name-complex="Helvetica1"/>
    </style:style>
    <style:style style:name="T12" style:family="text">
      <style:text-properties fo:color="#313131" loext:opacity="100%" style:font-name="Helvetica" fo:language="en" fo:country="US" fo:background-color="#ffffff" loext:char-shading-value="0" style:font-name-complex="Helvetica1"/>
    </style:style>
    <style:style style:name="T13" style:family="text">
      <style:text-properties fo:color="#313131" loext:opacity="100%" style:font-name="Helvetica" fo:language="en" fo:country="US" officeooo:rsid="00127696" fo:background-color="#ffffff" loext:char-shading-value="0" style:font-name-complex="Helvetica1"/>
    </style:style>
    <style:style style:name="T14" style:family="text">
      <style:text-properties fo:color="#313131" loext:opacity="100%" style:font-name="Helvetica" fo:language="en" fo:country="US" fo:font-weight="bold" fo:background-color="#ffffff" loext:char-shading-value="0" style:font-weight-asian="bold" style:font-name-complex="Helvetica1" style:font-weight-complex="bold"/>
    </style:style>
    <style:style style:name="T15" style:family="text">
      <style:text-properties fo:font-variant="normal" fo:text-transform="none" fo:color="#313131" loext:opacity="100%" style:font-name="Helvetica" fo:font-size="12pt" fo:letter-spacing="normal" fo:font-style="italic" fo:font-weight="normal" fo:background-color="#ffffff" loext:char-shading-value="0" style:font-name-asian="Times New Roman" style:font-size-asian="12pt" style:language-asian="ru" style:country-asian="RU" style:font-style-asian="italic" style:font-weight-asian="normal" style:font-name-complex="Helvetica1" style:font-size-complex="12pt"/>
    </style:style>
    <style:style style:name="T16" style:family="text">
      <style:text-properties fo:font-variant="normal" fo:text-transform="none" fo:color="#313131" loext:opacity="100%" style:font-name="Helvetica" fo:font-size="12pt" fo:letter-spacing="normal" fo:font-style="normal" fo:font-weight="normal" fo:background-color="#ffffff" loext:char-shading-value="0" style:font-name-asian="Times New Roman" style:font-size-asian="12pt" style:language-asian="ru" style:country-asian="RU" style:font-style-asian="normal" style:font-weight-asian="normal" style:font-name-complex="Helvetica1" style:font-size-complex="12pt"/>
    </style:style>
    <style:style style:name="T17" style:family="text">
      <style:text-properties fo:font-variant="normal" fo:text-transform="none" fo:color="#313131" loext:opacity="100%" style:font-name="Helvetica" fo:font-size="12pt" fo:letter-spacing="normal" fo:font-style="normal" fo:font-weight="normal" fo:background-color="#f0f8ff" loext:char-shading-value="0" style:font-name-asian="Times New Roman" style:font-size-asian="12pt" style:language-asian="ru" style:country-asian="RU" style:font-style-asian="normal" style:font-weight-asian="normal" style:font-name-complex="Helvetica1" style:font-size-complex="12pt"/>
    </style:style>
    <style:style style:name="T18" style:family="text">
      <style:text-properties fo:font-variant="normal" fo:text-transform="none" fo:color="#313131" loext:opacity="100%" style:font-name="Helvetica" fo:font-size="12pt" fo:letter-spacing="normal" fo:font-style="normal" fo:font-weight="bold" fo:background-color="#ffffff" loext:char-shading-value="0" style:font-name-asian="Times New Roman" style:font-size-asian="12pt" style:language-asian="ru" style:country-asian="RU" style:font-style-asian="normal" style:font-weight-asian="bold" style:font-name-complex="Helvetica1" style:font-size-complex="12pt"/>
    </style:style>
    <style:style style:name="T19" style:family="text">
      <style:text-properties fo:font-variant="normal" fo:text-transform="none" fo:color="#313131" loext:opacity="100%" style:font-name="Helvetica" fo:font-size="12pt" fo:letter-spacing="normal" fo:language="en" fo:country="US" fo:font-style="normal" fo:font-weight="normal" fo:background-color="#ffffff" loext:char-shading-value="0" style:font-name-asian="Times New Roman" style:font-size-asian="12pt" style:language-asian="ru" style:country-asian="RU" style:font-style-asian="normal" style:font-weight-asian="normal" style:font-name-complex="Helvetica1" style:font-size-complex="12pt"/>
    </style:style>
    <style:style style:name="T20" style:family="text">
      <style:text-properties fo:font-variant="normal" fo:text-transform="none" fo:color="#313131" loext:opacity="100%" style:font-name="Helvetica" fo:font-size="12pt" fo:letter-spacing="normal" fo:language="ru" fo:country="RU" fo:font-style="normal" fo:font-weight="normal" fo:background-color="#ffffff" loext:char-shading-value="0" style:font-name-asian="Times New Roman" style:font-size-asian="12pt" style:language-asian="ru" style:country-asian="RU" style:font-style-asian="normal" style:font-weight-asian="normal" style:font-name-complex="Helvetica1" style:font-size-complex="12pt"/>
    </style:style>
    <style:style style:name="T21" style:family="text">
      <style:text-properties fo:font-variant="normal" fo:text-transform="none" fo:color="#313131" loext:opacity="100%" style:font-name="Helvetica" fo:font-size="9.5pt" fo:letter-spacing="normal" fo:language="ru" fo:country="RU" fo:font-style="normal" fo:font-weight="normal" fo:background-color="#ffffff" loext:char-shading-value="0" style:font-size-asian="9.5pt" style:font-style-asian="normal" style:font-weight-asian="normal" style:font-name-complex="Helvetica1"/>
    </style:style>
    <style:style style:name="T22" style:family="text">
      <style:text-properties fo:font-variant="normal" fo:text-transform="none" fo:color="#313131" loext:opacity="100%" style:font-name="Open Sans" fo:font-size="9.5pt" fo:letter-spacing="normal" fo:font-style="normal" fo:font-weight="normal" style:font-size-asian="9.5pt" style:font-style-asian="normal" style:font-weight-asian="normal"/>
    </style:style>
    <style:style style:name="T23" style:family="text">
      <style:text-properties fo:font-variant="normal" fo:text-transform="none" fo:color="#313131" loext:opacity="100%" style:font-name="Open Sans" fo:font-size="9.5pt" fo:letter-spacing="normal" fo:font-style="normal" fo:font-weight="normal" fo:background-color="#fff0f0" loext:char-shading-value="0" style:font-size-asian="9.5pt" style:font-style-asian="normal" style:font-weight-asian="normal"/>
    </style:style>
    <style:style style:name="T24" style:family="text">
      <style:text-properties fo:font-variant="normal" fo:text-transform="none" fo:color="#333333" loext:opacity="100%" style:font-name="Open Sans" fo:font-size="9.5pt" fo:letter-spacing="normal" fo:font-style="normal" fo:font-weight="normal" style:font-size-asian="9.5pt" style:font-style-asian="normal" style:font-weight-asian="normal"/>
    </style:style>
    <style:style style:name="T25" style:family="text">
      <style:text-properties fo:font-variant="normal" fo:text-transform="none" fo:color="#007020" loext:opacity="100%" style:font-name="Open Sans" fo:font-size="9.5pt" fo:letter-spacing="normal" fo:font-style="normal" fo:font-weight="normal" style:font-size-asian="9.5pt" style:font-style-asian="normal" style:font-weight-asian="normal"/>
    </style:style>
    <style:style style:name="T26" style:family="text">
      <style:text-properties fo:font-variant="normal" fo:text-transform="none" fo:color="#c9211e" loext:opacity="100%" style:font-name="Helvetica" fo:font-size="12pt" fo:letter-spacing="normal" fo:font-style="normal" fo:font-weight="normal" fo:background-color="#ffffff" loext:char-shading-value="0" style:font-name-asian="Times New Roman" style:font-size-asian="12pt" style:language-asian="ru" style:country-asian="RU" style:font-style-asian="normal" style:font-weight-asian="normal" style:font-name-complex="Helvetica1" style:font-size-complex="12pt"/>
    </style:style>
    <style:style style:name="T27" style:family="text">
      <style:text-properties fo:font-variant="normal" fo:text-transform="none" fo:color="#c9211e" loext:opacity="100%" style:font-name="Helvetica" fo:font-size="12pt" fo:letter-spacing="normal" fo:language="en" fo:country="US" fo:font-style="normal" fo:font-weight="normal" fo:background-color="#ffffff" loext:char-shading-value="0" style:font-name-asian="Times New Roman" style:font-size-asian="12pt" style:language-asian="ru" style:country-asian="RU" style:font-style-asian="normal" style:font-weight-asian="normal" style:font-name-complex="Helvetica1" style:font-size-complex="12pt"/>
    </style:style>
    <style:style style:name="T28" style:family="text">
      <style:text-properties fo:font-variant="normal" fo:text-transform="none" fo:color="#c9211e" loext:opacity="100%" style:font-name="Helvetica" fo:font-size="12pt" fo:letter-spacing="normal" fo:language="ru" fo:country="RU" fo:font-style="normal" fo:font-weight="normal" fo:background-color="#ffffff" loext:char-shading-value="0" style:font-name-asian="Times New Roman" style:font-size-asian="12pt" style:language-asian="ru" style:country-asian="RU" style:font-style-asian="normal" style:font-weight-asian="normal" style:font-name-complex="Helvetic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сновные способы импорта</text:p>
      <text:p text:style-name="P9">Стандарт <text:span text:style-name="T2">PEP8 </text:span>рекомендует импортировать каждый новый модуль с новой строчки, а не через запятую.</text:p>
      <text:p text:style-name="P6"/>
      <text:p text:style-name="P6"/>
      <text:p text:style-name="P6">1. <text:span text:style-name="T2">import &lt;</text:span>название модуля<text:span text:style-name="T2">&gt;– </text:span>импортирует весь модуль. <text:span text:style-name="T5">(пример: </text:span><text:span text:style-name="T3">import math</text:span><text:span text:style-name="T5">)</text:span>Т.е. импортируется всё пространство имен, вместе со всеми функциями, переменными и т. п., к которым можно обращаться. Посмотреть все пространство имен модуля можно через функцию <text:span text:style-name="T2">dir</text:span><text:span text:style-name="T5">(&lt;название модуля&gt;)</text:span><text:span text:style-name="T2"> </text:span>или просто нажав на нее в коде в <text:span text:style-name="T2">PyCharm.</text:span></text:p>
      <text:p text:style-name="P8">Обращаться тогда нужно так:</text:p>
      <text:p text:style-name="P8">&lt;название модуля&gt;<text:span text:style-name="T6">.</text:span>&lt;функция или переменная&gt;</text:p>
      <text:p text:style-name="P8">Пример: <text:span text:style-name="T2">math.factorial(10)</text:span></text:p>
      <text:p text:style-name="P8"/>
      <text:p text:style-name="P7">2. <text:s/><text:span text:style-name="T2">import &lt;</text:span>название модуля<text:span text:style-name="T2">&gt; </text:span><text:span text:style-name="T3">as &lt;</text:span><text:span text:style-name="T5">придумать название под каким именем будем к нему обращаться</text:span><text:span text:style-name="T3">&gt; - </text:span><text:span text:style-name="T5">то же самое, что и в вышестоящем способе вызова.</text:span></text:p>
      <text:p text:style-name="P7"/>
      <text:p text:style-name="P8">3.<text:span text:style-name="T2"> from &lt;</text:span>название модуля<text:span text:style-name="T2">&gt; import &lt;</text:span>то, что конкретно хотим импортировать из этого модуля<text:span text:style-name="T2">&gt; - </text:span>импортируем не весь модуль, а только что-то конкретное (переменные, функции и т. д.)</text:p>
      <text:p text:style-name="P8">Пример:</text:p>
      <text:p text:style-name="P2">from math import pi, factorial</text:p>
      <text:p text:style-name="P9">ВАЖНО:</text:p>
      <text:p text:style-name="P9">В этом случае обращаться к тому, что импортировали нужно напрямую, т. е. без указания впереди названия модуля с точкой.</text:p>
      <text:p text:style-name="P9">Пример:</text:p>
      <text:p text:style-name="P5">pi</text:p>
      <text:p text:style-name="P5">factorial(10) </text:p>
      <text:p text:style-name="P5"/>
      <text:p text:style-name="P9"><text:span text:style-name="T2">4. import &lt;</text:span>название модуля<text:span text:style-name="T2">&gt; * -</text:span> импортрует все имена из указанного модуля.</text:p>
      <text:p text:style-name="P9"/>
      <text:p text:style-name="P9"/>
      <text:p text:style-name="P9">Важно при импорте имен из модуля они не должны совпадать с теми именами функций и переменных, которые есть у самого в программе. Иначе, т. к. код читается сверху вниз, будет</text:p>
      <text:p text:style-name="P9">выполняться например та функция, которая будет ниже по ходу кода.</text:p>
      <text:p text:style-name="P3"/>
      <text:p text:style-name="P11">Импорт собственных модулей</text:p>
      <text:p text:style-name="P12">При импорте собственных модулей важной помнить, что в файле куда вы его импортируете он автоматически прогонит весь код.( чтобы это исключить в импортируемом модуле(коде) может существовать конструкция <text:span text:style-name="T2">if __name__==’__main__’).</text:span></text:p>
      <text:p text:style-name="P13">Также если есть необходимость перезапустить импортируемый модуль, то существует модуль <text:span text:style-name="T2">importlib</text:span></text:p>
      <text:p text:style-name="P4"/>
      <text:p text:style-name="P13">Важно чтобы импортируемый файл находился в одной директории с вашим файлом. Иначе нужно прописывать следующим образом: <text:span text:style-name="T2">import &lt;</text:span>название директории<text:span text:style-name="T2">&gt;.&lt;</text:span>имя импортируемого файла<text:span text:style-name="T2">&gt;.</text:span></text:p>
      <text:p text:style-name="P1"/>
      <text:p text:style-name="P1"/>
      <text:p text:style-name="P1"/>
      <text:p text:style-name="P1">import <text:span text:style-name="T4">pprint</text:span> <text:s/>-<text:span text:style-name="T1"> (обозначает </text:span>pretty print <text:span text:style-name="T1">т. е. Красивый вывод) модуль для красивого вывода на экран (пример </text:span>pprint.pprint(<text:span text:style-name="T1">то что хотим вывести</text:span>)<text:span text:style-name="T1">)</text:span></text:p>
      <text:p text:style-name="P14"><text:span text:style-name="T2">importlib</text:span><text:span text:style-name="T8"> – </text:span><text:span text:style-name="T7">позволяет перезапускать еще раз импортированный модуль. Пример: </text:span><text:span text:style-name="T8">importlib.reload&lt;</text:span><text:span text:style-name="T7">название модуля, который хотим перезапустить</text:span><text:span text:style-name="T8">&gt;</text:span></text:p>
      <text:p text:style-name="P17"/>
      <text:p text:style-name="P19"><text:soft-page-break/>os</text:p>
      <text:p text:style-name="P17"/>
      <text:p text:style-name="P15"><text:span text:style-name="T8">os.path.normpath(‘</text:span><text:span text:style-name="T7">путь’</text:span><text:span text:style-name="T8">) – </text:span><text:span text:style-name="T7">нормализация пути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pan text:style-name="T9">РАБОТА С ФАЙЛАМИ</text:span></text:p>
      <text:p text:style-name="P31"><text:span text:style-name="Emphasis"><text:span text:style-name="T15">Python</text:span></text:span><text:span text:style-name="T16"> «из коробки» располагает достаточно широким набором инструментов для работы с файлами. Для того чтобы начать работать с файлом, надо его открыть с помощью команды специальной функции </text:span><text:span text:style-name="Source_20_Text"><text:span text:style-name="T17">open</text:span></text:span><text:span text:style-name="Strong_20_Emphasis"><text:span text:style-name="T18">.</text:span></text:span></text:p>
      <text:p text:style-name="P16"><text:span text:style-name="T22">f </text:span><text:span text:style-name="T24">=</text:span><text:span text:style-name="T22"> </text:span><text:span text:style-name="T25">open</text:span><text:span text:style-name="T22">(</text:span><text:span text:style-name="T23">'path/to/file'</text:span><text:span text:style-name="T22">, </text:span><text:span text:style-name="T23">'filemode'</text:span><text:span text:style-name="T22">, encoding</text:span><text:span text:style-name="T24">=</text:span><text:span text:style-name="T23">'utf8'</text:span><text:span text:style-name="T22">)</text:span></text:p>
      <text:p text:style-name="P21"/>
      <text:p text:style-name="P31"><text:span text:style-name="Source_20_Text"><text:span text:style-name="T16">path/to/file</text:span></text:span><text:span text:style-name="T16"> — путь к файлу может быть относительным или абсолютным. Можно указывать в </text:span><text:span text:style-name="Emphasis"><text:span text:style-name="T16">Unix</text:span></text:span><text:span text:style-name="T16">-стиле (</text:span><text:span text:style-name="Source_20_Text"><text:span text:style-name="T16">path/to/file</text:span></text:span><text:span text:style-name="T16">) или в </text:span><text:span text:style-name="Emphasis"><text:span text:style-name="T16">Windows</text:span></text:span><text:span text:style-name="T16">-стиле (</text:span><text:span text:style-name="Source_20_Text"><text:span text:style-name="T16">path\to\file</text:span></text:span><text:span text:style-name="T16">).</text:span></text:p>
      <text:list xml:id="list1192266627" text:style-name="WWNum3">
        <text:list-item>
          <text:p text:style-name="P25"><text:span text:style-name="Source_20_Text"><text:span text:style-name="T16">filemode</text:span></text:span><text:span text:style-name="T16"> — режим, в котором файл нужно открывать.</text:span></text:p>
        </text:list-item>
      </text:list>
      <text:p text:style-name="P29"><text:span text:style-name="T16">Записывается в виде строки, состоит из следующих букв:</text:span></text:p>
      <text:p text:style-name="P29"><text:span text:style-name="T26">Самый удобный режим: «</text:span><text:span text:style-name="T27">a+</text:span><text:span text:style-name="T26">» - это <text:s/>режим, при котором <text:s/>можно и дописывать в конец и читать (.</text:span><text:span text:style-name="T27">write </text:span><text:span text:style-name="T28">и .</text:span><text:span text:style-name="T27">read</text:span><text:span text:style-name="T26">)</text:span></text:p>
      <text:list xml:id="list1958601280171" text:continue-numbering="true" text:style-name="WWNum3">
        <text:list-item>
          <text:list>
            <text:list-item>
              <text:list>
                <text:list-item>
                  <text:p text:style-name="P26"><text:span text:style-name="Source_20_Text"><text:span text:style-name="T26">r</text:span></text:span><text:span text:style-name="T26"> </text:span><text:span text:style-name="T16">— открыть на чтение (по умолчанию);</text:span></text:p>
                </text:list-item>
              </text:list>
            </text:list-item>
          </text:list>
        </text:list-item>
      </text:list>
      <text:list xml:id="list670698749" text:style-name="WWNum4">
        <text:list-item>
          <text:list>
            <text:list-item>
              <text:list>
                <text:list-item>
                  <text:p text:style-name="P28"><text:span text:style-name="Source_20_Text"><text:span text:style-name="T16">w</text:span></text:span><text:span text:style-name="T16"> — перезаписать и открыть на запись (если файла нет, то он создастся);(</text:span><text:span text:style-name="T26">Пример </text:span><text:span text:style-name="T27">file = open(“</text:span><text:span text:style-name="T28">&lt;имя файла&gt;“, </text:span><text:span text:style-name="T27">”w”</text:span><text:span text:style-name="T28">,</text:span><text:span text:style-name="T27"> encoding=”utf-8”</text:span><text:span text:style-name="T19"> )</text:span><text:span text:style-name="T16">). </text:span><text:span text:style-name="T20">Важно</text:span></text:p>
                </text:list-item>
              </text:list>
            </text:list-item>
          </text:list>
        </text:list-item>
      </text:list>
      <text:list xml:id="list1957416134437" text:continue-list="list1958601280171" text:style-name="WWNum3">
        <text:list-item>
          <text:list>
            <text:list-item>
              <text:list>
                <text:list-item>
                  <text:p text:style-name="P26"><text:span text:style-name="Source_20_Text"><text:span text:style-name="T16">x</text:span></text:span><text:span text:style-name="T16"> — создать и открыть на запись (если уже есть — исключение);</text:span></text:p>
                </text:list-item>
                <text:list-item>
                  <text:p text:style-name="P26"><text:span text:style-name="Source_20_Text"><text:span text:style-name="T26">a</text:span></text:span><text:span text:style-name="T26"> </text:span><text:span text:style-name="T16">— открыть на дозапись (указатель будет поставлен в конец);</text:span></text:p>
                </text:list-item>
                <text:list-item>
                  <text:p text:style-name="P26"><text:span text:style-name="Source_20_Text"><text:span text:style-name="T16">t</text:span></text:span><text:span text:style-name="T16"> — открыть в текстовом виде (по умолчанию);</text:span></text:p>
                </text:list-item>
                <text:list-item>
                  <text:p text:style-name="P26"><text:span text:style-name="Source_20_Text"><text:span text:style-name="T16">b</text:span></text:span><text:span text:style-name="T16"> — открыть в бинарном виде.</text:span></text:p>
                </text:list-item>
              </text:list>
            </text:list-item>
          </text:list>
        </text:list-item>
        <text:list-item>
          <text:p text:style-name="P25"><text:span text:style-name="Source_20_Text"><text:span text:style-name="T16">encoding</text:span></text:span><text:span text:style-name="T16"> — указание, в какой кодировке файл записан </text:span><text:span text:style-name="Emphasis"><text:span text:style-name="T16">(utf-8, cp1251</text:span></text:span><text:span text:style-name="T16"> и т. д.). По умолчанию стоит </text:span><text:span text:style-name="Emphasis"><text:span text:style-name="T16">utf-8.</text:span></text:span></text:p>
        </text:list-item>
      </text:list>
      <text:p text:style-name="P30"><text:span text:style-name="Emphasis"><text:span text:style-name="T28">По окончании работы с файлом обязательно выполнять команду <text:s/></text:span></text:span><text:span text:style-name="Emphasis"><text:span text:style-name="T27">file.close(). </text:span></text:span><text:span text:style-name="Emphasis"><text:span text:style-name="T28">Если возникнут ошибки-решать их можно с помощью </text:span></text:span><text:span text:style-name="Emphasis"><text:span text:style-name="T27">try-exept.</text:span></text:span></text:p>
      <text:p text:style-name="P23">Методы функции open:</text:p>
      <text:p text:style-name="P20"><text:span text:style-name="T14">read</text:span></text:p>
      <text:p text:style-name="P24"><text:span text:style-name="T12"/></text:p>
      <text:p text:style-name="P24"><text:span text:style-name="T12"/></text:p>
      <text:p text:style-name="P24"><text:span text:style-name="T12">- </text:span><text:span text:style-name="T11">&lt;</text:span><text:span text:style-name="T13">file</text:span><text:span text:style-name="T11">&gt;.</text:span><text:span text:style-name="T13">tell</text:span><text:span text:style-name="T11">(&lt;индекс&gt;) </text:span><text:span text:style-name="T13">– </text:span><text:span text:style-name="T11">переставляет «курсор». Т.е. выбирает позицию, с которой начать.</text:span></text:p>
      <text:p text:style-name="P24"><text:span text:style-name="T13">- </text:span><text:span text:style-name="T12">&lt;file&gt;.read() - </text:span><text:span text:style-name="T10">откроет весь файл. Если указать в аргументе цифру (</text:span><text:span text:style-name="T12">&lt;file&gt;.read(</text:span><text:span text:style-name="T10">2</text:span><text:span text:style-name="T12">)</text:span><text:span text:style-name="T10">), то он выведет первые два символа в этом файле. Если еще раз вызвать этот метод <text:s/>с </text:span><text:soft-page-break/><text:span text:style-name="T10">тем же параметром, то выведется СЛЕДУЮЩИЕ два символа. Чтобы этого избежать существует следующий метод:</text:span></text:p>
      <text:p text:style-name="P24"><text:span text:style-name="T12">&lt;file&gt;.seek() - </text:span><text:span text:style-name="T10">метод откатывает наш отсчет вывода </text:span><text:span text:style-name="T12">read </text:span><text:span text:style-name="T10">на индекс, который мы передадим в аргумент. Например: вернуться на начало </text:span><text:span text:style-name="T12">&lt;file&gt;.seek(</text:span><text:span text:style-name="T10">0</text:span><text:span text:style-name="T12">)</text:span></text:p>
      <text:p text:style-name="P24"><text:span text:style-name="T12">&lt;file&gt;.readline</text:span><text:span text:style-name="T10">()</text:span><text:span text:style-name="T12"> – </text:span><text:span text:style-name="T10">вывод строки, работает как итератор</text:span></text:p>
      <text:p text:style-name="P24"><text:span text:style-name="T12">&lt;file&gt;.readlines</text:span><text:span text:style-name="T10">() - метод преобразует текст в список, где каждый элемент это строка по порядку</text:span></text:p>
      <text:p text:style-name="P20"><text:span text:style-name="T14">write</text:span></text:p>
      <text:p text:style-name="P24"><text:span text:style-name="T12">&lt;file&gt;.write(‘</text:span><text:span text:style-name="T10">текст</text:span><text:span text:style-name="T12">’) – </text:span><text:span text:style-name="T10">перезаписывает открытый файл, добавляя тот текст, который передаем в аргумент. Можно добавлять новый текст по принципу итератора (каждый раз снова вызывая метод).</text:span></text:p>
      <text:p text:style-name="P31"><text:span text:style-name="Source_20_Text"><text:span text:style-name="T21">&lt;file&gt;.writelines(список)</text:span></text:span><text:span text:style-name="T21"> — записывает список строк в файл;</text:span></text:p>
      <text:p text:style-name="P22"/>
      <text:p text:style-name="P21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, 'Helvetica Neue', Helvetica, Arial, sans-serif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2" text:style-name="ListLabel_20_10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ListLabel_20_11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2" text:style-name="ListLabel_20_18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ListLabel_20_19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5T00:19:56.786000000</dc:date>
    <meta:editing-duration>P1DT2H40M45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51" meta:word-count="618" meta:character-count="4360" meta:non-whitespace-character-count="3778"/>
  </office:meta>
</office:document-meta>
</file>